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officeooo:rsid="001f67dd" officeooo:paragraph-rsid="001f67dd"/>
    </style:style>
    <style:style style:name="P2" style:family="paragraph" style:parent-style-name="Text_20_body">
      <style:text-properties officeooo:rsid="001f67dd" officeooo:paragraph-rsid="001f67dd"/>
    </style:style>
    <style:style style:name="P3" style:family="paragraph" style:parent-style-name="Text_20_body">
      <style:text-properties officeooo:paragraph-rsid="001f67dd"/>
    </style:style>
    <style:style style:name="P4" style:family="paragraph" style:parent-style-name="Text_20_body">
      <style:text-properties fo:font-weight="bold" officeooo:rsid="001f67dd" officeooo:paragraph-rsid="001f67dd" style:font-weight-asian="bold" style:font-weight-complex="bold"/>
    </style:style>
    <style:style style:name="P5" style:family="paragraph" style:parent-style-name="Title">
      <style:text-properties officeooo:rsid="001f67dd" officeooo:paragraph-rsid="001f67dd"/>
    </style:style>
    <style:style style:name="T1" style:family="text">
      <style:text-properties officeooo:rsid="001f67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bellen in HTML</text:p>
      <text:h text:style-name="P1" text:outline-level="1">Noch einmal alles durchlesen…</text:h>
      <text:p text:style-name="P3"><text:a xlink:type="simple" xlink:href="https://www.w3schools.com/html/html_tables.asp" text:style-name="Internet_20_link" text:visited-style-name="Visited_20_Internet_20_Link">https://www.w3schools.com/html/html_tables.asp</text:a> </text:p>
      <text:p text:style-name="P3"><text:a xlink:type="simple" xlink:href="https://wiki.selfhtml.org/wiki/HTML/Tabellen/Aufbau_einer_Tabelle" text:style-name="Internet_20_link" text:visited-style-name="Visited_20_Internet_20_Link">https://wiki.selfhtml.org/wiki/HTML/Tabellen/Aufbau_einer_Tabelle</text:a></text:p>
      <text:p text:style-name="P3"/>
      <text:h text:style-name="Heading_20_1" text:outline-level="1">Ü<text:span text:style-name="T1">bungen</text:span></text:h>
      <text:p text:style-name="P2"><text:span text:style-name="T2">1 </text:span>Löse zunächst diese drei Aufgaben:</text:p>
      <text:p text:style-name="Text_20_body"><text:a xlink:type="simple" xlink:href="https://www.w3schools.com/html/exercise.asp?filename=exercise_html_tables1" text:style-name="Internet_20_link" text:visited-style-name="Visited_20_Internet_20_Link">https://www.w3schools.com/html/exercise.asp?filename=exercise_html_tables1</text:a></text:p>
      <text:p text:style-name="Text_20_body"><text:a xlink:type="simple" xlink:href="https://www.w3schools.com/html/exercise.asp?filename=exercise_html_tables3" text:style-name="Internet_20_link" text:visited-style-name="Visited_20_Internet_20_Link">https://www.w3schools.com/html/exercise.asp?filename=exercise_html_tables3</text:a></text:p>
      <text:p text:style-name="Text_20_body"><text:a xlink:type="simple" xlink:href="https://www.w3schools.com/html/exercise.asp?filename=exercise_html_tables4" text:style-name="Internet_20_link" text:visited-style-name="Visited_20_Internet_20_Link">https://www.w3schools.com/html/exercise.asp?filename=exercise_html_tables4</text:a></text:p>
      <text:p text:style-name="P2"><text:span text:style-name="T2">2 </text:span><text:span text:style-name="T3">Nun</text:span> nehme Dir die Datei weltrangliste.html vor. Formatiere die dort stehenden Daten in einer HTML-Tabelle.</text:p>
      <text:p text:style-name="P4">3 <text:span text:style-name="T3">Schreibe Deinen Stundenplan in eine HTML-Tabelle. 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Helvetica" fo:font-size="11pt" fo:language="de" fo:country="DE" style:letter-kerning="true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Helvetica" fo:font-size="11pt" fo:language="de" fo:country="DE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fo:language="zxx" fo:country="none" style:font-size-asian="12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07T12:43:11.067382169</meta:creation-date>
    <dc:date>2023-09-07T12:50:50.709069023</dc:date>
    <meta:editing-duration>PT7M39S</meta:editing-duration>
    <meta:editing-cycles>1</meta:editing-cycles>
    <meta:document-statistic meta:table-count="0" meta:image-count="0" meta:object-count="0" meta:page-count="1" meta:paragraph-count="11" meta:word-count="42" meta:character-count="582" meta:non-whitespace-character-count="549"/>
    <meta:generator>LibreOffice/7.2.5.2$MacOSX_X86_64 LibreOffice_project/499f9727c189e6ef3471021d6132d4c694f357e5</meta:generator>
  </office:meta>
</office:document-meta>
</file>